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8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rkusz1" table:style-name="ta1">
        <table:table-column table:style-name="co1" table:default-cell-style-name="ce4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Zadanie 1</text:p>
          </table:table-cell>
          <table:table-cell table:style-name="ce1" table:number-columns-repeated="2"/>
          <table:table-cell table:style-name="ce1" office:value-type="string" calcext:value-type="string">
            <text:p>Zadanie 2</text:p>
          </table:table-cell>
          <table:table-cell table:style-name="ce1" table:number-columns-repeated="2"/>
          <table:table-cell table:style-name="ce1" office:value-type="string" calcext:value-type="string">
            <text:p>Zadanie 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etoda 1</text:p>
          </table:table-cell>
          <table:table-cell table:style-name="ce1" office:value-type="string" calcext:value-type="string">
            <text:p>Metoda 2</text:p>
          </table:table-cell>
          <table:table-cell table:style-name="ce1" office:value-type="string" calcext:value-type="string">
            <text:p>Metoda 3</text:p>
          </table:table-cell>
          <table:table-cell table:style-name="ce1" office:value-type="string" calcext:value-type="string">
            <text:p>Metoda 1</text:p>
          </table:table-cell>
          <table:table-cell table:style-name="ce1" office:value-type="string" calcext:value-type="string">
            <text:p>Metoda 2</text:p>
          </table:table-cell>
          <table:table-cell table:style-name="ce1" office:value-type="string" calcext:value-type="string">
            <text:p>Metoda 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165289256198342" calcext:value-type="float">
            <text:p>1,65E-02</text:p>
          </table:table-cell>
          <table:table-cell office:value-type="float" office:value="0.0330578512396689" calcext:value-type="float">
            <text:p>3,31E-02</text:p>
          </table:table-cell>
          <table:table-cell table:number-columns-repeated="2" office:value-type="float" office:value="0.491463504153774" calcext:value-type="float">
            <text:p>4,91E-01</text:p>
          </table:table-cell>
          <table:table-cell office:value-type="float" office:value="1.706681009796" calcext:value-type="float">
            <text:p>1,71E+00</text:p>
          </table:table-cell>
          <table:table-cell office:value-type="float" office:value="0.355937706083764" calcext:value-type="float">
            <text:p>3,56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00196059209880861" calcext:value-type="float">
            <text:p>1,96E-04</text:p>
          </table:table-cell>
          <table:table-cell office:value-type="float" office:value="0.000392118419755505" calcext:value-type="float">
            <text:p>3,92E-04</text:p>
          </table:table-cell>
          <table:table-cell table:number-columns-repeated="2" office:value-type="float" office:value="0.00586103098992119" calcext:value-type="float">
            <text:p>5,86E-03</text:p>
          </table:table-cell>
          <table:table-cell office:value-type="float" office:value="0.0282248496372599" calcext:value-type="float">
            <text:p>2,82E-02</text:p>
          </table:table-cell>
          <table:table-cell office:value-type="float" office:value="0.0401887881382517" calcext:value-type="float">
            <text:p>4,02E-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.00000796809574410418" calcext:value-type="float">
            <text:p>7,97E-06</text:p>
          </table:table-cell>
          <table:table-cell office:value-type="float" office:value="0.0000159361914584544" calcext:value-type="float">
            <text:p>1,59E-05</text:p>
          </table:table-cell>
          <table:table-cell table:number-columns-repeated="2" office:value-type="float" office:value="0.000238214478150312" calcext:value-type="float">
            <text:p>2,38E-04</text:p>
          </table:table-cell>
          <table:table-cell office:value-type="float" office:value="0.00118213224088315" calcext:value-type="float">
            <text:p>1,18E-03</text:p>
          </table:table-cell>
          <table:table-cell office:value-type="float" office:value="0.00813115333085879" calcext:value-type="float">
            <text:p>8,13E-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.00000199600599559702" calcext:value-type="float">
            <text:p>2,00E-06</text:p>
          </table:table-cell>
          <table:table-cell office:value-type="float" office:value="0.00000399201231537916" calcext:value-type="float">
            <text:p>3,99E-06</text:p>
          </table:table-cell>
          <table:table-cell table:number-columns-repeated="2" office:value-type="float" office:value="0.0000596727662678376" calcext:value-type="float">
            <text:p>5,97E-05</text:p>
          </table:table-cell>
          <table:table-cell office:value-type="float" office:value="0.000297241653232305" calcext:value-type="float">
            <text:p>2,97E-04</text:p>
          </table:table-cell>
          <table:table-cell office:value-type="float" office:value="0.00407149101503856" calcext:value-type="float">
            <text:p>4,07E-0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0.00000007996801087984" calcext:value-type="float">
            <text:p>8,00E-08</text:p>
          </table:table-cell>
          <table:table-cell office:value-type="float" office:value="0.00000015993884128207" calcext:value-type="float">
            <text:p>1,60E-07</text:p>
          </table:table-cell>
          <table:table-cell table:number-columns-repeated="2" office:value-type="float" office:value="0.00000239078782193758" calcext:value-type="float">
            <text:p>2,39E-06</text:p>
          </table:table-cell>
          <table:table-cell office:value-type="float" office:value="0.0000119446061166428" calcext:value-type="float">
            <text:p>1,19E-05</text:p>
          </table:table-cell>
          <table:table-cell office:value-type="float" office:value="0.000815246774829692" calcext:value-type="float">
            <text:p>8,15E-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0.00000001999598397973" calcext:value-type="float">
            <text:p>2,00E-08</text:p>
          </table:table-cell>
          <table:table-cell office:value-type="float" office:value="0.00000003999191333648" calcext:value-type="float">
            <text:p>4,00E-08</text:p>
          </table:table-cell>
          <table:table-cell table:number-columns-repeated="2" office:value-type="float" office:value="0.00000059745609526374" calcext:value-type="float">
            <text:p>5,97E-07</text:p>
          </table:table-cell>
          <table:table-cell office:value-type="float" office:value="0.00000298824231137473" calcext:value-type="float">
            <text:p>2,99E-06</text:p>
          </table:table-cell>
          <table:table-cell office:value-type="float" office:value="0.000407678534504186" calcext:value-type="float">
            <text:p>4,08E-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0.00000000079994677549" calcext:value-type="float">
            <text:p>8,00E-10</text:p>
          </table:table-cell>
          <table:table-cell table:style-name="ce4"/>
          <table:table-cell table:number-columns-repeated="2" office:value-type="float" office:value="0.00000003800555070654" calcext:value-type="float">
            <text:p>3,80E-08</text:p>
          </table:table-cell>
          <table:table-cell table:style-name="ce4"/>
          <table:table-cell office:value-type="float" office:value="0.0000815895551071755" calcext:value-type="float">
            <text:p>8,16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float" office:value="0.00000000019993695588" calcext:value-type="float">
            <text:p>2,00E-10</text:p>
          </table:table-cell>
          <table:table-cell table:style-name="ce4"/>
          <table:table-cell table:number-columns-repeated="2" office:value-type="float" office:value="0.00000004549092125217" calcext:value-type="float">
            <text:p>4,55E-08</text:p>
          </table:table-cell>
          <table:table-cell table:style-name="ce4"/>
          <table:table-cell office:value-type="float" office:value="0.0000408122027582003" calcext:value-type="float">
            <text:p>4,08E-0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2" office:value-type="float" office:value="0.00000000000793365373" calcext:value-type="float">
            <text:p>7,93E-12</text:p>
          </table:table-cell>
          <table:table-cell table:style-name="ce4"/>
          <table:table-cell table:number-columns-repeated="2" office:value-type="float" office:value="0.0000171008461062883" calcext:value-type="float">
            <text:p>1,71E-05</text:p>
          </table:table-cell>
          <table:table-cell table:style-name="ce4"/>
          <table:table-cell office:value-type="float" office:value="0.00000217838687976979" calcext:value-type="float">
            <text:p>2,18E-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2" office:value-type="float" office:value="0.00000000000205124806" calcext:value-type="float">
            <text:p>2,05E-12</text:p>
          </table:table-cell>
          <table:table-cell table:style-name="ce4"/>
          <table:table-cell table:number-columns-repeated="2" office:value-type="float" office:value="0.0000182935045476285" calcext:value-type="float">
            <text:p>1,83E-05</text:p>
          </table:table-cell>
          <table:table-cell table:style-name="ce4"/>
          <table:table-cell office:value-type="float" office:value="0.0000430640172974783" calcext:value-type="float">
            <text:p>4,31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1T01:27:09.821000000</dc:date>
    <meta:editing-duration>PT18M56S</meta:editing-duration>
    <meta:editing-cycles>2</meta:editing-cycles>
    <meta:generator>LibreOffice/7.4.2.3$Windows_X86_64 LibreOffice_project/382eef1f22670f7f4118c8c2dd222ec7ad009daf</meta:generator>
    <meta:document-statistic meta:table-count="1" meta:cell-count="82" meta:object-count="0"/>
  </office:meta>
</office:document-meta>
</file>